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10000006A2185CF288A7278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fc65d" officeooo:paragraph-rsid="001ba2f6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de23e" officeooo:paragraph-rsid="001ba2f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71bee" officeooo:paragraph-rsid="001ba2f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20pt" fo:font-weight="bold" officeooo:rsid="000de23e" officeooo:paragraph-rsid="001ba2f6" style:font-size-asian="17.5pt" style:font-weight-asian="bold" style:font-size-complex="20pt" style:font-weight-complex="bold"/>
    </style:style>
    <style:style style:name="P5" style:family="paragraph" style:parent-style-name="Standard">
      <style:text-properties officeooo:rsid="000de23e" officeooo:paragraph-rsid="001ba2f6"/>
    </style:style>
    <style:style style:name="P6" style:family="paragraph" style:parent-style-name="Standard">
      <style:text-properties officeooo:rsid="00171bee" officeooo:paragraph-rsid="001ba2f6"/>
    </style:style>
    <style:style style:name="P7" style:family="paragraph" style:parent-style-name="Standard">
      <style:text-properties officeooo:rsid="001ba2f6" officeooo:paragraph-rsid="001ba2f6"/>
    </style:style>
    <style:style style:name="T1" style:family="text">
      <style:text-properties officeooo:rsid="0018208b"/>
    </style:style>
    <style:style style:name="T2" style:family="text">
      <style:text-properties officeooo:rsid="001ba2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E 310-Programming Assignment <text:span text:style-name="T2">3</text:span></text:p>
      <text:p text:style-name="P4">YUNUS KARDAŞ</text:p>
      <text:p text:style-name="P2"/>
      <text:p text:style-name="P2"/>
      <text:p text:style-name="P1">Problem Description and Solution:</text:p>
      <text:p text:style-name="P5"/>
      <text:p text:style-name="P7">The problem is the optimizated solution of equations with simplex. Thus, I found algorithm of simplex method and I shaped it for programing algorithm. Thus, in some points, the same processes <text:s/>are used in simplex method and when I used this information, I write the algorithm of simplex method in a programing language.</text:p>
      <text:p text:style-name="P6"/>
      <text:p text:style-name="P3">Solution<text:span text:style-name="T1">s of The Files</text:span>:</text:p>
      <text:p text:style-name="P5"/>
      <text:p text:style-name="P5">Optimal Variable Vector: [0.6, 1.2]</text:p>
      <text:p text:style-name="P5">Optimal Result: 4.2</text:p>
      <text:p text:style-name="P5"/>
      <text:p text:style-name="P5"/>
      <text:p text:style-name="P5">Optimal Variable Vector: [0, 9.833, 4.5]</text:p>
      <text:p text:style-name="P5">Optimal Result: 65.5</text:p>
      <text:p text:style-name="P5"/>
      <text:p text:style-name="P5"/>
      <text:p text:style-name="P5">Optimal Variable Vector: [0.304, 0, 0, 0.543, 0.37, 0, 0, 0]</text:p>
      <text:p text:style-name="P5">Optimal Result: 5.391</text:p>
      <text:p text:style-name="P5"/>
      <text:p text:style-name="P5"/>
      <text:p text:style-name="P1">How to Run:</text:p>
      <text:p text:style-name="P1"/>
      <text:p text:style-name="P1"><draw:frame draw:style-name="fr1" draw:name="Image1" text:anchor-type="paragraph" svg:width="17cm" svg:height="1.339cm" draw:z-index="0"><draw:image xlink:href="Pictures/10000201000005410000006A2185CF288A7278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07:08:14.644901983</meta:creation-date>
    <dc:date>2020-04-10T07:23:12.189706736</dc:date>
    <meta:editing-duration>PT11M8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101" meta:character-count="624" meta:non-whitespace-character-count="534"/>
  </office:meta>
</office:document-meta>
</file>